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1000000000000780000004388847733ED2C9088C.jpg" manifest:media-type="image/jpe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notes">
      <style:graphic-properties draw:fill-color="#ffffff" fo:min-height="13.364cm"/>
    </style:style>
    <style:style style:name="co1" style:family="table-column">
      <style:table-column-properties style:column-width="9.544cm" style:use-optimal-column-width="false"/>
    </style:style>
    <style:style style:name="co2" style:family="table-column">
      <style:table-column-properties style:column-width="15.655cm" style:use-optimal-column-width="false"/>
    </style:style>
    <style:style style:name="ro1" style:family="table-row">
      <style:table-row-properties style:row-height="1.236cm"/>
    </style:style>
    <style:style style:name="ro2" style:family="table-row">
      <style:table-row-properties style:row-height="1.235cm"/>
    </style:style>
    <style:style style:name="ro3" style:family="table-row">
      <style:table-row-properties style:row-height="1.23cm"/>
    </style:style>
    <style:style style:name="ce1" style:family="table-cell">
      <loext:graphic-properties draw:fill="none" draw:textarea-vertical-align="middle"/>
      <style:paragraph-properties fo:border="0.43pt dashed #666666"/>
      <style:text-properties style:font-name="Courier 10 Pitch" fo:font-size="16pt" style:font-size-asian="16pt" style:font-size-complex="16pt"/>
    </style:style>
    <style:style style:name="P1" style:family="paragraph">
      <loext:graphic-properties draw:fill-color="#ffffff"/>
      <style:text-properties style:font-name="Courier 10 Pitch"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style:text-properties style:font-name="Courier 10 Pitch" fo:font-size="16pt" style:font-size-asian="16pt" style:font-size-complex="16pt"/>
    </style:style>
    <style:style style:name="P4" style:family="paragraph">
      <loext:graphic-properties draw:fill-color="#ffffff"/>
      <style:text-properties style:font-size-asian="20pt"/>
    </style:style>
    <style:style style:name="T1" style:family="text">
      <style:text-properties style:font-name="Courier 10 Pitch" fo:font-size="32pt" style:font-size-asian="32pt" style:font-size-complex="32pt"/>
    </style:style>
    <style:style style:name="T2" style:family="text">
      <style:text-properties style:use-window-font-color="true" style:font-name="Courier 10 Pitch" fo:font-size="16pt" style:letter-kerning="true" style:font-name-asian="Noto Sans CJK SC Regular" style:font-size-asian="16pt" style:font-name-complex="Noto Sans CJK SC Regular" style:font-size-complex="16pt"/>
    </style:style>
    <style:style style:name="T3" style:family="text">
      <style:text-properties style:font-name="Courier 10 Pitch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常用命令参考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文件和目录</text:p>
          </draw:text-box>
        </draw:frame>
        <draw:frame draw:style-name="standard" draw:layer="layout" svg:width="25.198cm" svg:height="11.114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命令示例</text:p>
              </table:table-cell>
              <table:table-cell>
                <text:p text:style-name="P3">说明</text:p>
              </table:table-cell>
            </table:table-row>
            <table:table-row table:style-name="ro1" table:default-cell-style-name="ce1">
              <table:table-cell>
                <text:p text:style-name="P3">cp a tmp/</text:p>
              </table:table-cell>
              <table:table-cell>
                <text:p text:style-name="P3">复制文件a到目录tmp</text:p>
              </table:table-cell>
            </table:table-row>
            <table:table-row table:style-name="ro1" table:default-cell-style-name="ce1">
              <table:table-cell>
                <text:p text:style-name="P3">cp a.c tmp/b.c</text:p>
              </table:table-cell>
              <table:table-cell>
                <text:p text:style-name="P3">复制文件a.c到tmp并命名为b.c</text:p>
              </table:table-cell>
            </table:table-row>
            <table:table-row table:style-name="ro1" table:default-cell-style-name="ce1">
              <table:table-cell>
                <text:p text:style-name="P3"><text:span text:style-name="T2">cp </text:span><text:span text:style-name="T3">-R </text:span><text:span text:style-name="T3">ax/ tmp/</text:span></text:p>
              </table:table-cell>
              <table:table-cell>
                <text:p text:style-name="P3">复制目录ax到目录tmp</text:p>
              </table:table-cell>
            </table:table-row>
            <table:table-row table:style-name="ro1" table:default-cell-style-name="ce1">
              <table:table-cell>
                <text:p text:style-name="P3">mv x/ y/</text:p>
              </table:table-cell>
              <table:table-cell>
                <text:p text:style-name="P3">移动x目录到y目录</text:p>
              </table:table-cell>
            </table:table-row>
            <table:table-row table:style-name="ro2" table:default-cell-style-name="ce1">
              <table:table-cell>
                <text:p text:style-name="P3">mv a.sh b.sh</text:p>
              </table:table-cell>
              <table:table-cell>
                <text:p text:style-name="P3">重命名a.sh为b.sh</text:p>
              </table:table-cell>
            </table:table-row>
            <table:table-row table:style-name="ro2" table:default-cell-style-name="ce1">
              <table:table-cell>
                <text:p text:style-name="P3">mkdir <text:s/>xy</text:p>
              </table:table-cell>
              <table:table-cell>
                <text:p text:style-name="P3">创建目录xy</text:p>
              </table:table-cell>
            </table:table-row>
            <table:table-row table:style-name="ro2" table:default-cell-style-name="ce1">
              <table:table-cell>
                <text:p text:style-name="P3">rm -rf x/</text:p>
              </table:table-cell>
              <table:table-cell>
                <text:p text:style-name="P3">删除目录x以及包含的所有内容</text:p>
              </table:table-cell>
            </table:table-row>
            <table:table-row table:style-name="ro3" table:default-cell-style-name="ce1">
              <table:table-cell>
                <text:p text:style-name="P3">rmdir d/</text:p>
              </table:table-cell>
              <table:table-cell>
                <text:p text:style-name="P3">删除空目录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权限与用户</text:p>
          </draw:text-box>
        </draw:frame>
        <draw:frame draw:style-name="standard" draw:layer="layout" svg:width="25.198cm" svg:height="9.884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命令示例</text:p>
              </table:table-cell>
              <table:table-cell>
                <text:p text:style-name="P3">说明</text:p>
              </table:table-cell>
            </table:table-row>
            <table:table-row table:style-name="ro1" table:default-cell-style-name="ce1">
              <table:table-cell>
                <text:p text:style-name="P3">chmod 755 a</text:p>
              </table:table-cell>
              <table:table-cell>
                <text:p text:style-name="P3">设置文件a权限为rwxr-xr-x</text:p>
              </table:table-cell>
            </table:table-row>
            <table:table-row table:style-name="ro1" table:default-cell-style-name="ce1">
              <table:table-cell>
                <text:p text:style-name="P3">chmod +x a</text:p>
              </table:table-cell>
              <table:table-cell>
                <text:p text:style-name="P3">给文件a添加可执行权限</text:p>
              </table:table-cell>
            </table:table-row>
            <table:table-row table:style-name="ro1" table:default-cell-style-name="ce1">
              <table:table-cell>
                <text:p text:style-name="P3"><text:span text:style-name="T2">chmod u+x a</text:span></text:p>
              </table:table-cell>
              <table:table-cell>
                <text:p text:style-name="P3">给文件a所属用户添加可执行权限</text:p>
              </table:table-cell>
            </table:table-row>
            <table:table-row table:style-name="ro1" table:default-cell-style-name="ce1">
              <table:table-cell>
                <text:p text:style-name="P3">chown kl:w a</text:p>
              </table:table-cell>
              <table:table-cell>
                <text:p text:style-name="P3">修改文件a所属用户为kl，用户组为w</text:p>
              </table:table-cell>
            </table:table-row>
            <table:table-row table:style-name="ro2" table:default-cell-style-name="ce1">
              <table:table-cell>
                <text:p text:style-name="P3">chown kl:w t/ -R</text:p>
              </table:table-cell>
              <table:table-cell>
                <text:p text:style-name="P3">设置目录t以及包含所有文件所属用户为kl，用户组为w</text:p>
              </table:table-cell>
            </table:table-row>
            <table:table-row table:style-name="ro2" table:default-cell-style-name="ce1">
              <table:table-cell>
                <text:p text:style-name="P3">su -l xy</text:p>
              </table:table-cell>
              <table:table-cell>
                <text:p text:style-name="P3">切换到用户xy，默认su切换到root</text:p>
              </table:table-cell>
            </table:table-row>
            <table:table-row table:style-name="ro2" table:default-cell-style-name="ce1">
              <table:table-cell>
                <text:p text:style-name="P3">sudo [命令]</text:p>
              </table:table-cell>
              <table:table-cell>
                <text:p text:style-name="P3">以root用户的身份运行命令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其他常用命令</text:p>
          </draw:text-box>
        </draw:frame>
        <draw:frame draw:style-name="standard" draw:layer="layout" svg:width="25.198cm" svg:height="9.884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命令示例</text:p>
              </table:table-cell>
              <table:table-cell>
                <text:p text:style-name="P3">说明</text:p>
              </table:table-cell>
            </table:table-row>
            <table:table-row table:style-name="ro1" table:default-cell-style-name="ce1">
              <table:table-cell>
                <text:p text:style-name="P3">echo “abc”</text:p>
              </table:table-cell>
              <table:table-cell>
                <text:p text:style-name="P3">显示abc，echo用于输出一条信息，可以跟shell变量</text:p>
              </table:table-cell>
            </table:table-row>
            <table:table-row table:style-name="ro1" table:default-cell-style-name="ce1">
              <table:table-cell>
                <text:p text:style-name="P3">printf “Hey\nI am Linux\n”</text:p>
              </table:table-cell>
              <table:table-cell>
                <text:p text:style-name="P3">格式化输出</text:p>
              </table:table-cell>
            </table:table-row>
            <table:table-row table:style-name="ro1" table:default-cell-style-name="ce1">
              <table:table-cell>
                <text:p text:style-name="P3"><text:span text:style-name="T2">cat tmp/x</text:span></text:p>
              </table:table-cell>
              <table:table-cell>
                <text:p text:style-name="P3">显示文件tmp/x的内容</text:p>
              </table:table-cell>
            </table:table-row>
            <table:table-row table:style-name="ro1" table:default-cell-style-name="ce1">
              <table:table-cell>
                <text:p text:style-name="P3">cat tmp/x | less</text:p>
              </table:table-cell>
              <table:table-cell>
                <text:p text:style-name="P3">分页显示内容</text:p>
              </table:table-cell>
            </table:table-row>
            <table:table-row table:style-name="ro2" table:default-cell-style-name="ce1">
              <table:table-cell>
                <text:p text:style-name="P3">find /usr -iname *ac*</text:p>
              </table:table-cell>
              <table:table-cell>
                <text:p text:style-name="P3">在/usr目录搜索名称含有ac的文件，并且不区分大小写 </text:p>
              </table:table-cell>
            </table:table-row>
            <table:table-row table:style-name="ro2" table:default-cell-style-name="ce1">
              <table:table-cell>
                <text:p text:style-name="P3">ln -s ~/bin/a t/c</text:p>
              </table:table-cell>
              <table:table-cell>
                <text:p text:style-name="P3">创建符号链接t/c指向~/bin/a</text:p>
              </table:table-cell>
            </table:table-row>
            <table:table-row table:style-name="ro2" table:default-cell-style-name="ce1">
              <table:table-cell>
                <text:p text:style-name="P3">touch a</text:p>
              </table:table-cell>
              <table:table-cell>
                <text:p text:style-name="P3">创建空文件 a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1c1c1c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19-03-29T15:56:30.325609588</dc:date>
    <meta:editing-duration>PT3H41M46S</meta:editing-duration>
    <meta:editing-cycles>111</meta:editing-cycles>
    <meta:generator>LibreOffice/6.0.7.3$Linux_X86_64 LibreOffice_project/00m0$Build-3</meta:generator>
    <meta:document-statistic meta:object-count="37"/>
  </office:meta>
</office:document-meta>
</file>